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Small_20_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Rounded_20_large_20_Arrow" draw:marker-end-width="0.3cm" draw:fill="none" draw:textarea-vertical-align="middle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3465a4" draw:fill="none" draw:textarea-vertical-align="middle"/>
    </style:style>
    <style:style style:name="gr8" style:family="graphic" style:parent-style-name="text">
      <style:graphic-properties draw:textarea-vertical-align="botto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line draw:style-name="gr1" draw:text-style-name="P1" draw:layer="layout" svg:x1="2.57cm" svg:y1="9.681cm" svg:x2="2.57cm" svg:y2="6.881cm">
          <text:p/>
        </draw:line>
        <draw:line draw:style-name="gr1" draw:text-style-name="P1" draw:layer="layout" svg:x1="2.57cm" svg:y1="9.681cm" svg:x2="5.37cm" svg:y2="9.681cm">
          <text:p/>
        </draw:line>
        <draw:line draw:style-name="gr1" draw:text-style-name="P1" draw:layer="layout" svg:x1="2.57cm" svg:y1="9.681cm" svg:x2="0.97cm" svg:y2="11.281cm">
          <text:p/>
        </draw:line>
        <draw:path draw:style-name="gr2" draw:text-style-name="P2" draw:layer="layout" svg:width="7.887cm" svg:height="6.461cm" svg:x="4.17cm" svg:y="1.881cm" svg:viewBox="0 0 7888 6462" svg:d="M571 5382c-392-333-463-841-546-1302-77-427 55-873 0-1302-77-593 292-1116 714-1470 426-358 911-624 1428-798 449-151 871-386 1344-462 473-75 955 14 1428-42 545-65 866 389 1302 588 511 233 312 829 378 1260 85 558 695 768 1050 1134 358 369 171 895 168 1344-4 648-719 791-1092 1134-378 347-824 585-1302 630-445 42-893 69-1302 252-397 179-840 95-1260 84-491-12-833-440-1302-546l-420-168h-42z">
          <text:p/>
        </draw:path>
        <draw:line draw:style-name="gr3" draw:text-style-name="P1" draw:layer="layout" svg:x1="3.47cm" svg:y1="2.081cm" svg:x2="4.77cm" svg:y2="3.281cm">
          <text:p/>
        </draw:line>
        <draw:line draw:style-name="gr3" draw:text-style-name="P1" draw:layer="layout" svg:x1="3.77cm" svg:y1="1.881cm" svg:x2="5.07cm" svg:y2="3.081cm">
          <text:p/>
        </draw:line>
        <draw:line draw:style-name="gr3" draw:text-style-name="P1" draw:layer="layout" svg:x1="4.07cm" svg:y1="1.681cm" svg:x2="5.37cm" svg:y2="2.881cm">
          <text:p/>
        </draw:line>
        <draw:line draw:style-name="gr3" draw:text-style-name="P1" draw:layer="layout" svg:x1="4.37cm" svg:y1="1.481cm" svg:x2="5.67cm" svg:y2="2.681cm">
          <text:p/>
        </draw:line>
        <draw:line draw:style-name="gr3" draw:text-style-name="P1" draw:layer="layout" svg:x1="3.27cm" svg:y1="2.381cm" svg:x2="4.57cm" svg:y2="3.581cm">
          <text:p/>
        </draw:line>
        <draw:polygon draw:style-name="gr4" draw:text-style-name="P3" draw:layer="layout" svg:width="2.599cm" svg:height="1.499cm" svg:x="3.97cm" svg:y="7.081cm" svg:viewBox="0 0 2600 1500" draw:points="0,600 591,0 2600,1100 2009,1500">
          <text:p/>
        </draw:polygon>
        <draw:line draw:style-name="gr3" draw:text-style-name="P1" draw:layer="layout" svg:x1="10.57cm" svg:y1="2.581cm" svg:x2="10.57cm" svg:y2="0.981cm">
          <text:p/>
        </draw:line>
        <draw:line draw:style-name="gr3" draw:text-style-name="P1" draw:layer="layout" svg:x1="10.57cm" svg:y1="2.581cm" svg:x2="12.37cm" svg:y2="2.581cm">
          <text:p/>
        </draw:line>
        <draw:line draw:style-name="gr3" draw:text-style-name="P1" draw:layer="layout" svg:x1="10.57cm" svg:y1="2.581cm" svg:x2="9.47cm" svg:y2="3.681cm">
          <text:p/>
        </draw:line>
        <draw:line draw:style-name="gr5" draw:text-style-name="P1" draw:layer="layout" svg:x1="10.57cm" svg:y1="2.581cm" svg:x2="11.67cm" svg:y2="0.881cm">
          <text:p/>
        </draw:line>
        <draw:path draw:style-name="gr6" draw:text-style-name="P1" draw:layer="layout" svg:width="5.27cm" svg:height="3.356cm" draw:transform="rotate (1.32714836321649) translate (5.64156664924483cm 7.24321744705499cm)" svg:viewBox="0 0 5271 3357" svg:d="M0 3336c227-5 451-58 680-10 286 59 502 14 753 16 312 4 589-107 899-131 234-19 477-71 680-192 252-150 486-331 749-459 228-111 426-277 652-389 258-127 412-408 440-701 28-290 193-549 322-806l96-252-31-219-48-193">
          <text:p/>
        </draw:path>
        <draw:path draw:style-name="gr7" draw:text-style-name="P1" draw:layer="layout" svg:width="5.313cm" svg:height="3.11cm" draw:transform="rotate (-1.78948608206979) translate (9.87324656869868cm 2.87689858984018cm)" svg:viewBox="0 0 5314 3111" svg:d="M0 3097c236-66 444 74 695-19 264-98 563-14 838-96 231-70 473-110 710-158 251-51 472-179 707-270s456-236 704-292c330-73 352-437 593-583 257-155 337-481 583-627 215-127 490-339 364-600l120-275-17-177">
          <text:p/>
        </draw:path>
        <draw:line draw:style-name="gr8" draw:text-style-name="P3" draw:layer="layout" svg:x1="7.77cm" svg:y1="5.281cm" svg:x2="8.77cm" svg:y2="4.881cm">
          <text:p/>
        </draw:line>
        <draw:line draw:style-name="gr3" draw:text-style-name="P1" draw:layer="layout" svg:x1="7.57cm" svg:y1="5.281cm" svg:x2="8.57cm" svg:y2="4.981cm">
          <text:p/>
        </draw:line>
        <draw:g>
          <svg:title>TexMaths</svg:title>
          <svg:desc>14§display§x§svg§600§FALSE§</svg:desc>
          <draw:polygon draw:style-name="gr9" draw:text-style-name="P4" draw:layer="layout" svg:width="0.209cm" svg:height="0.174cm" svg:x="3.083cm" svg:y="9.002cm" svg:viewBox="0 0 210 175" draw:points="105,175 0,175 0,0 210,0 210,175">
            <text:p/>
          </draw:polygon>
          <draw:path draw:style-name="gr10" draw:text-style-name="P5" draw:layer="layout" svg:width="0.245cm" svg:height="0.223cm" svg:x="5.07cm" svg:y="9.157cm" svg:viewBox="0 0 246 224" svg:d="M151 69c2-13 13-58 48-58 3 0 15 0 25 6-14 3-24 15-24 27 0 8 6 18 19 18 11 0 27-9 27-30 0-25-29-32-46-32-29 0-46 26-52 38-13-34-38-38-53-38-51 0-79 64-79 76 0 5 4 5 5 5 5 0 6 0 7-5 17-52 49-65 66-65 9 0 27 5 27 33 0 15-9 49-27 117-8 32-26 52-47 52-3 0-15 0-25-6 13-3 24-13 24-27 0-13-11-18-19-18-15 0-27 14-27 30 0 22 25 32 46 32 33 0 51-35 52-38 6 19 24 38 53 38 51 0 79-64 79-76 0-5-4-5-5-5-5 0-6 1-7 5-16 54-50 65-66 65-19 0-27-16-27-33 0-11 4-21 9-43z">
            <text:p/>
          </draw:path>
          <draw:g>
            <svg:title>TexMaths</svg:title>
            <svg:desc>14§display§z§svg§600§FALSE§</svg:desc>
            <draw:polygon draw:style-name="gr9" draw:text-style-name="P4" draw:layer="layout" svg:width="0.181cm" svg:height="0.174cm" svg:x="0.863cm" svg:y="10.582cm" svg:viewBox="0 0 182 175" draw:points="91,175 0,175 0,0 182,0 182,175">
              <text:p/>
            </draw:polygon>
            <draw:path draw:style-name="gr10" draw:text-style-name="P5" draw:layer="layout" svg:width="0.209cm" svg:height="0.223cm" svg:x="0.86cm" svg:y="10.557cm" svg:viewBox="0 0 210 224" svg:d="M45 178c27-29 40-41 58-57 0 0 32-27 50-45 47-46 57-69 57-72 0-4-4-4-6-4-3 0-4 1-6 6-15 23-26 31-37 31-13 0-18-8-26-16-9-11-18-21-34-21-37 0-61 46-61 56 0 3 3 6 7 6s5-3 6-6c10-22 38-22 42-22 11 0 20 3 32 6 19 8 25 8 38 8-18 21-59 57-70 65l-44 42c-34 32-51 61-51 65s4 4 6 4c4 0 5-1 7-7 13-17 27-30 43-30 11 0 16 5 29 19 8 10 17 18 32 18 49 0 77-63 77-76 0-2-2-5-5-5-5 0-6 3-7 6-12 32-44 41-60 41-10 0-19-2-29-5-17-7-24-9-35-9-1 0-9 0-13 2z">
              <text:p/>
            </draw:path>
          </draw:g>
          <draw:g>
            <svg:title>TexMaths</svg:title>
            <svg:desc>14§display§y§svg§600§FALSE§</svg:desc>
            <draw:polygon draw:style-name="gr9" draw:text-style-name="P4" draw:layer="layout" svg:width="0.191cm" svg:height="0.269cm" svg:x="2.952cm" svg:y="6.906cm" svg:viewBox="0 0 192 270" draw:points="96,270 0,270 0,0 192,0 192,270">
              <text:p/>
            </draw:polygon>
            <draw:path draw:style-name="gr10" draw:text-style-name="P5" draw:layer="layout" svg:width="0.227cm" svg:height="0.318cm" svg:x="2.942cm" svg:y="6.881cm" svg:viewBox="0 0 228 319" svg:d="M226 30c2-6 2-8 2-11 0-9-8-13-15-13-5 0-13 2-17 10-2 2-5 18-7 27-3 12-7 25-10 39l-23 89c-1 7-22 42-54 42-26 0-32-22-32-41 0-22 9-52 26-96 8-20 9-26 9-36 0-22-16-40-40-40-47 0-65 72-65 76 0 5 4 5 6 5 5 0 5-2 7-9 14-46 34-61 51-61 3 0 12 0 12 16 0 12-4 24-9 35-19 51-28 80-28 103 0 43 31 59 60 59 19 0 36-9 50-23-6 26-13 50-32 77-13 16-32 31-54 31-7 0-29-2-37-21 8 0 13 0 21-6 4-4 9-11 9-20 0-16-14-18-18-18-11 0-28 8-28 32 0 25 22 43 53 43 51 0 101-45 115-101z">
              <text:p/>
            </draw:path>
          </draw:g>
          <draw:g>
            <svg:title>TexMaths</svg:title>
            <svg:desc>14§display§\overline{\vec{t}}§svg§600§FALSE§</svg:desc>
            <draw:polygon draw:style-name="gr9" draw:text-style-name="P4" draw:layer="layout" svg:width="0.154cm" svg:height="0.346cm" svg:x="3.595cm" svg:y="1.406cm" svg:viewBox="0 0 155 347" draw:points="78,347 0,347 0,0 155,0 155,347">
              <text:p/>
            </draw:polygon>
            <draw:polygon draw:style-name="gr10" draw:text-style-name="P5" draw:layer="layout" svg:width="0.203cm" svg:height="0.02cm" svg:x="3.57cm" svg:y="1.381cm" svg:viewBox="0 0 204 21" draw:points="103,21 0,21 0,0 204,0 204,21">
              <text:p/>
            </draw:polygon>
            <draw:path draw:style-name="gr10" draw:text-style-name="P5" draw:layer="layout" svg:width="0.174cm" svg:height="0.32cm" svg:x="3.582cm" svg:y="1.456cm" svg:viewBox="0 0 175 321" svg:d="M111 121h45c10 0 10 0 13-2 3-3 5-9 5-12 0-9-9-9-17-9h-39l16-63c2-8 2-12 2-14 0-15-13-21-23-21-8 0-22 3-29 17-3 4-8 27-12 41l-10 40h-44c-9 0-18 0-18 15 0 8 8 8 17 8h40l-28 113c-3 12-9 33-9 39 0 31 31 48 62 48 58 0 93-68 93-77 0-7-8-7-12-7-9 0-9 0-13 8-18 42-46 58-65 58-5 0-13 0-13-18 0-10 3-14 4-21z">
              <text:p/>
            </draw:path>
          </draw:g>
          <draw:g>
            <svg:title>TexMaths</svg:title>
            <svg:desc>14§display§n_y§svg§600§FALSE§</svg:desc>
            <draw:polygon draw:style-name="gr9" draw:text-style-name="P4" draw:layer="layout" svg:width="0.439cm" svg:height="0.312cm" svg:x="9.905cm" svg:y="0.706cm" svg:viewBox="0 0 440 313" draw:points="220,313 0,313 0,0 440,0 440,313">
              <text:p/>
            </draw:polygon>
            <draw:path draw:style-name="gr10" draw:text-style-name="P5" draw:layer="layout" svg:width="0.267cm" svg:height="0.223cm" svg:x="9.895cm" svg:y="0.681cm" svg:viewBox="0 0 268 224" svg:d="M29 189c-1 8-4 19-4 21 0 9 6 14 14 14 6 0 15-5 18-14 1-1 7-24 10-37l10-44c4-11 7-22 9-33 3-9 6-23 7-24 7-16 32-61 80-61 22 0 26 18 26 35 0 30-23 94-31 114-4 12-6 18-6 23 0 24 18 41 41 41 47 0 65-72 65-76 0-5-5-5-6-5-5 0-5 1-8 9-10 34-25 60-50 60-8 0-11-4-11-15 0-13 4-25 9-36 9-26 29-81 29-108 0-33-20-53-56-53-45 0-70 31-78 42-2-26-22-42-45-42s-32 19-37 28c-8 17-15 46-15 48 0 4 4 4 6 4 5 0 5 0 9-11 7-34 17-58 35-58 10 0 16 6 16 23 0 10-2 15-8 41z">
              <text:p/>
            </draw:path>
            <draw:path draw:style-name="gr10" draw:text-style-name="P5" draw:layer="layout" svg:width="0.177cm" svg:height="0.221cm" svg:x="10.192cm" svg:y="0.82cm" svg:viewBox="0 0 178 222" svg:d="M177 22c1-5 1-5 1-7 0-7-5-12-11-12-5 0-11 3-15 9-1 1-4 13-5 19l-8 29c-1 9-12 52-14 56 0 0-15 30-42 30-24 0-24-22-24-29 0-19 8-40 18-67 5-11 7-14 7-21 0-17-15-29-34-29-34 0-50 47-50 53 0 4 4 4 6 4 5 0 5-1 6-6 9-28 24-41 37-41 7 0 9 3 9 11 0 9-3 16-4 20-17 43-20 56-20 71 0 5 0 22 13 33 10 9 25 10 35 10 13 0 26-4 37-15-5 19-8 33-23 51-9 11-23 22-41 22-2 0-19 0-26-11 18-2 18-19 18-19 0-11-10-13-13-13-8 0-21 7-21 22 0 18 17 30 42 30 35 0 78-26 88-69z">
              <text:p/>
            </draw:path>
          </draw:g>
          <draw:g>
            <svg:title>TexMaths</svg:title>
            <svg:desc>14§display§n_x§svg§600§FALSE§</svg:desc>
            <draw:polygon draw:style-name="gr9" draw:text-style-name="P4" draw:layer="layout" svg:width="0.447cm" svg:height="0.245cm" svg:x="12.08cm" svg:y="2.906cm" svg:viewBox="0 0 448 246" draw:points="224,246 0,246 0,0 448,0 448,246">
              <text:p/>
            </draw:polygon>
            <draw:path draw:style-name="gr10" draw:text-style-name="P5" draw:layer="layout" svg:width="0.267cm" svg:height="0.222cm" svg:x="12.07cm" svg:y="2.881cm" svg:viewBox="0 0 268 223" svg:d="M29 189c-1 8-4 19-4 21 0 9 6 13 14 13 6 0 15-4 18-13 1-1 7-25 10-37l10-44c4-11 7-22 9-33 3-9 6-23 7-24 7-16 33-61 80-61 22 0 26 18 26 35 0 30-23 94-31 114-4 12-6 18-6 23 0 24 18 40 41 40 47 0 65-71 65-75 0-5-5-5-6-5-5 0-5 1-8 9-10 33-25 60-50 60-8 0-11-4-11-15 0-13 4-25 9-36 9-26 29-81 29-108 0-33-20-53-56-53-45 0-70 31-78 42-2-26-22-42-45-42s-32 19-37 28c-8 17-15 46-15 48 0 4 4 4 6 4 5 0 5 0 9-11 7-34 17-58 35-58 11 0 16 6 16 23 0 10-2 15-8 41z">
              <text:p/>
            </draw:path>
            <draw:path draw:style-name="gr10" draw:text-style-name="P5" draw:layer="layout" svg:width="0.185cm" svg:height="0.155cm" svg:x="12.367cm" svg:y="3.02cm" svg:viewBox="0 0 186 156" svg:d="M69 116c-3 11-14 30-32 30-1 0-11 0-19-4 14-5 16-17 16-19 0-8-6-13-14-13-10 0-20 8-20 21 0 18 19 25 36 25s30-10 39-24c9 18 28 24 42 24 40 0 60-43 60-53 0-5-4-5-6-5-4 0-4 3-5 7-8 24-28 41-48 41-14 0-22-9-22-22 0-9 9-40 18-79 8-27 24-35 35-35 0 0 11 0 18 5-10 3-15 12-15 19s6 13 14 13 20-7 20-21c0-20-22-26-37-26-17 0-30 11-38 25-7-15-22-25-42-25-39 0-61 42-61 53 0 4 4 4 5 4 5 0 6-1 7-6 9-26 30-41 48-41 12 0 21 6 21 22 0 7-5 25-7 36z">
              <text:p/>
            </draw:path>
          </draw:g>
          <draw:g>
            <svg:title>TexMaths</svg:title>
            <svg:desc>14§display§n_z§svg§600§FALSE§</svg:desc>
            <draw:polygon draw:style-name="gr9" draw:text-style-name="P4" draw:layer="layout" svg:width="0.426cm" svg:height="0.245cm" svg:x="9.68cm" svg:y="3.706cm" svg:viewBox="0 0 427 246" draw:points="213,246 0,246 0,0 427,0 427,246">
              <text:p/>
            </draw:polygon>
            <draw:path draw:style-name="gr10" draw:text-style-name="P5" draw:layer="layout" svg:width="0.267cm" svg:height="0.222cm" svg:x="9.67cm" svg:y="3.681cm" svg:viewBox="0 0 268 223" svg:d="M29 189c-1 8-4 19-4 21 0 9 6 13 14 13 6 0 15-4 18-13 1-1 7-25 10-37l10-44c4-11 7-22 9-33 3-9 6-23 7-24 7-16 33-61 80-61 22 0 27 18 27 35 0 30-24 94-32 114-4 12-5 18-5 23 0 24 18 40 40 40 47 0 65-71 65-75 0-5-4-5-6-5-5 0-5 1-7 9-10 33-26 60-51 60-8 0-11-4-11-15 0-13 4-25 9-36 9-26 29-81 29-108 0-33-20-53-56-53-45 0-70 31-77 42-3-26-23-42-46-42s-32 19-37 28c-8 17-15 46-15 48 0 4 4 4 6 4 5 0 5 0 9-11 7-34 18-58 35-58 11 0 16 6 16 23 0 10-2 15-8 41z">
              <text:p/>
            </draw:path>
            <draw:path draw:style-name="gr10" draw:text-style-name="P5" draw:layer="layout" svg:width="0.158cm" svg:height="0.155cm" svg:x="9.972cm" svg:y="3.82cm" svg:viewBox="0 0 159 156" svg:d="M37 122c9-9 16-16 45-39 8-6 34-27 44-36 21-21 33-39 33-43s-4-4-5-4c-4 0-5 1-6 3-11 16-18 22-27 22-3 0-9 0-19-10-12-13-20-15-28-15-27 0-46 30-46 40 0 4 3 5 6 5 4 0 4-1 6-5 5-12 25-13 31-13 8 0 16 2 21 3 19 5 21 5 30 5-9 9-15 15-48 41-27 21-37 30-43 37-21 21-31 36-31 39 0 4 4 4 6 4 3 0 4-1 6-3 9-13 19-21 32-21 4 0 9 0 19 9 10 10 18 15 28 15 38 0 60-42 60-53 0-5-3-5-5-5-5 0-5 1-7 6-6 17-27 26-44 26-8 0-16-3-24-5-17-3-19-3-26-3 0 0-6 0-8 0z">
              <text:p/>
            </draw:path>
          </draw:g>
          <draw:g>
            <svg:title>TexMaths</svg:title>
            <svg:desc>14§display§\vec{n}§svg§600§FALSE§</svg:desc>
            <draw:polygon draw:style-name="gr9" draw:text-style-name="P4" draw:layer="layout" svg:width="0.284cm" svg:height="0.177cm" svg:x="11.76cm" svg:y="0.606cm" svg:viewBox="0 0 285 178" draw:points="143,178 0,178 0,0 285,0 285,178">
              <text:p/>
            </draw:polygon>
            <draw:path draw:style-name="gr10" draw:text-style-name="P5" draw:layer="layout" svg:width="0.318cm" svg:height="0.226cm" svg:x="11.751cm" svg:y="0.581cm" svg:viewBox="0 0 319 227" svg:d="M122 38c-7-26-34-38-60-38-18 0-33 10-43 28-12 20-19 47-19 49 0 7 8 7 12 7 5 0 7 0 9-2 1-1 1-3 5-15 10-38 20-49 33-49 8 0 12 4 12 18 0 9-3 17-7 36-4 14-9 33-11 44l-18 70c-1 6-4 16-4 20 0 10 8 21 23 21 25 0 32-22 36-37 4-19 8-35 13-56 2-7 15-57 16-58 0-3 14-26 30-39 13-11 30-19 51-19 13 0 25 4 25 29 0 28-22 86-31 111-6 13-7 16-7 24 0 29 28 45 55 45 52 0 77-67 77-77 0-7-7-7-11-7-7 0-10 0-11 7-17 55-44 59-52 59-3 0-8 0-8-10 0-11 5-23 9-36 8-20 32-78 32-106 0-45-38-57-74-57-10 0-46 0-82 38z">
              <text:p/>
            </draw:path>
          </draw:g>
          <draw:g>
            <svg:title>TexMaths</svg:title>
            <svg:desc>14§display§\vec{b}§svg§600§FALSE§</svg:desc>
            <draw:polygon draw:style-name="gr9" draw:text-style-name="P4" draw:layer="layout" svg:width="0.199cm" svg:height="0.296cm" svg:x="7.77cm" svg:y="4.46cm" svg:viewBox="0 0 200 297" draw:points="101,297 0,297 0,0 200,0 200,297">
              <text:p/>
            </draw:polygon>
            <draw:path draw:style-name="gr10" draw:text-style-name="P5" draw:layer="layout" svg:width="0.223cm" svg:height="0.345cm" svg:x="7.771cm" svg:y="4.435cm" svg:viewBox="0 0 224 346" svg:d="M113 17c2-7 2-8 2-8 0-7-5-9-11-9-2 0-2 0-3 0l-64 3c-7 1-16 1-16 15 0 9 9 9 13 9 5 0 14 0 21 1-5 17-9 38-14 57l-34 136c-7 28-7 33-7 45 0 63 47 80 84 80 90 0 140-80 140-146 0-60-45-80-86-80-24 0-44 9-54 15zM85 329c-19 0-36-11-36-41 0-16 6-34 9-49 5-20 14-53 17-69 2-8 30-32 60-32 31 0 34 25 34 37 0 25-17 86-26 105-17 40-43 49-58 49z">
              <text:p/>
            </draw:path>
          </draw:g>
          <draw:g>
            <svg:title>TexMaths</svg:title>
            <svg:desc>14§display§\Gamma_u§svg§600§FALSE§</svg:desc>
            <draw:polygon draw:style-name="gr9" draw:text-style-name="P4" draw:layer="layout" svg:width="0.475cm" svg:height="0.363cm" svg:x="6.169cm" svg:y="7.406cm" svg:viewBox="0 0 476 364" draw:points="238,364 0,364 0,0 476,0 476,364">
              <text:p/>
            </draw:polygon>
            <draw:path draw:style-name="gr10" draw:text-style-name="P5" draw:layer="layout" svg:width="0.27cm" svg:height="0.335cm" svg:x="6.16cm" svg:y="7.381cm" svg:viewBox="0 0 271 336" svg:d="M258 0h-258v16h12c38 0 38 5 38 22v259c0 18 0 23-38 23h-12v16c17-2 56-2 75-2 20 0 65 0 83 2v-16h-16c-47 0-47-7-47-23v-262c0-16 1-19 24-19h51c71 0 81 29 89 95h12z">
              <text:p/>
            </draw:path>
            <draw:path draw:style-name="gr10" draw:text-style-name="P5" draw:layer="layout" svg:width="0.201cm" svg:height="0.156cm" svg:x="6.468cm" svg:y="7.637cm" svg:viewBox="0 0 202 157" svg:d="M130 96c-1 8-4 20-6 22-6 10-20 29-41 29-24 0-24-23-24-29 0-21 9-45 19-71 3-7 5-11 5-17 0-18-15-30-33-30-34 0-50 47-50 53 0 4 4 4 6 4 5 0 5-1 6-6 8-27 24-41 37-41 6 0 9 3 9 12 0 8-3 15-6 23-19 48-19 58-19 67 0 7 0 22 13 34 10 7 23 11 36 11 21 0 33-13 45-24 8 23 30 24 34 24 13 0 22-7 28-19 7-14 13-34 13-35 0-5-6-5-7-5-4 0-4 3-7 12-4 15-11 37-25 37-9 0-12-8-12-17 0-6 3-19 5-28 3-9 7-24 8-31l7-31c3-9 7-23 7-25 0-7-5-12-12-12-12 0-15 10-18 22z">
              <text:p/>
            </draw:path>
          </draw:g>
          <draw:g>
            <svg:title>TexMaths</svg:title>
            <svg:desc>14§display§\Gamma_t§svg§600§FALSE§</svg:desc>
            <draw:polygon draw:style-name="gr9" draw:text-style-name="P4" draw:layer="layout" svg:width="0.388cm" svg:height="0.363cm" svg:x="4.679cm" svg:y="3.706cm" svg:viewBox="0 0 389 364" draw:points="195,364 0,364 0,0 389,0 389,364">
              <text:p/>
            </draw:polygon>
            <draw:path draw:style-name="gr10" draw:text-style-name="P5" draw:layer="layout" svg:width="0.27cm" svg:height="0.335cm" svg:x="4.67cm" svg:y="3.681cm" svg:viewBox="0 0 271 336" svg:d="M257 0h-257v16h12c38 0 38 5 38 22v259c0 18 0 23-38 23h-12v16c17-2 56-2 75-2 20 0 65 0 83 2v-16h-16c-47 0-47-7-47-23v-262c0-16 1-19 24-19h51c71 0 81 29 88 95h13z">
              <text:p/>
            </draw:path>
            <draw:path draw:style-name="gr10" draw:text-style-name="P5" draw:layer="layout" svg:width="0.117cm" svg:height="0.218cm" svg:x="4.976cm" svg:y="3.874cm" svg:viewBox="0 0 118 219" svg:d="M71 79h35c7 0 12 0 12-7 0-5-5-5-11-5h-33l13-51c0-1 1-4 1-5 0-7-5-11-12-11-9 0-13 6-17 15-2 9 3-8-12 52h-36c-7 0-11 0-11 8 0 4 4 4 10 4h34l-22 82c-1 9-4 21-4 26 0 20 17 32 37 32 39 0 60-48 60-52 0-5-4-5-5-5-5 0-5 1-7 7-10 21-28 41-47 41-8 0-12-4-12-17 0-4 1-11 2-14z">
              <text:p/>
            </draw:path>
          </draw:g>
        </draw:g>
        <draw:g>
          <svg:title>TexMaths</svg:title>
          <svg:desc>14§display§\Omega§svg§600§FALSE§</svg:desc>
          <draw:polygon draw:style-name="gr9" draw:text-style-name="P4" draw:layer="layout" svg:width="0.283cm" svg:height="0.299cm" svg:x="10.37cm" svg:y="6.082cm" svg:viewBox="0 0 284 300" draw:points="142,300 0,300 0,0 284,0 284,300">
            <text:p/>
          </draw:polygon>
          <draw:path draw:style-name="gr10" draw:text-style-name="P5" draw:layer="layout" svg:width="0.311cm" svg:height="0.348cm" svg:x="10.47cm" svg:y="5.781cm" svg:viewBox="0 0 312 349" svg:d="M312 268h-12c-3 14-5 25-9 36-2 9-4 12-33 12h-39c6-28 21-51 44-84 23-34 43-69 43-107 0-70-67-125-149-125-85 0-151 56-151 125 0 38 20 73 43 107 21 33 38 56 44 84h-39c-29 0-31-3-33-11-4-11-6-24-9-37h-12l17 81h78c11 0 12 0 12-11 0-34-15-78-26-109-11-29-24-69-24-106 0-78 54-112 98-112 49 0 100 35 100 112 0 37-13 76-27 116-8 20-23 65-23 99 0 11 1 11 12 11h7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1:41:16.936495960</meta:creation-date>
    <dc:date>2020-02-03T12:38:46.776230495</dc:date>
    <meta:editing-duration>PT14M56S</meta:editing-duration>
    <meta:editing-cycles>4</meta:editing-cycles>
    <meta:generator>LibreOffice/6.0.7.3$Linux_X86_64 LibreOffice_project/00m0$Build-3</meta:generator>
    <meta:document-statistic meta:object-count="60"/>
    <meta:user-defined meta:name="TexMathsIgnorePreamble">FALSE</meta:user-defined>
    <meta:user-defined meta:name="TexMathsPreamble">\usepackage{amsmath}§\usepackage{amssymb}§\usepackage[usenames]{color}§\usepackage{ifxetex}§§\renewcommand{\vec}[1]{\boldsymbol{#1}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